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type Sorts" svg:font-family="'Monotype Sorts'" style:font-pitch="variable" style:font-charset="x-symbol"/>
    <style:font-face style:name="StarSymbol" svg:font-family="StarSymbol"/>
    <style:font-face style:name="Tahoma2" svg:font-family="Tahoma"/>
    <style:font-face style:name="Monaco" svg:font-family="Monaco" style:font-family-generic="roman"/>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Courier" svg:font-family="Courier"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017054"/>
    </style:style>
    <style:style style:name="P2" style:family="paragraph" style:parent-style-name="Standard">
      <style:text-properties officeooo:rsid="00017054" officeooo:paragraph-rsid="00017054"/>
    </style:style>
    <style:style style:name="P3" style:family="paragraph" style:parent-style-name="Standard">
      <style:text-properties style:font-name="Arial" fo:font-size="11pt" fo:language="en" fo:country="US" officeooo:rsid="00017054" officeooo:paragraph-rsid="00017054" style:font-size-asian="11pt" style:font-size-complex="11pt"/>
    </style:style>
    <style:style style:name="P4" style:family="paragraph" style:parent-style-name="Standard">
      <style:text-properties fo:language="en" fo:country="US"/>
    </style:style>
    <style:style style:name="P5" style:family="paragraph" style:parent-style-name="Standard">
      <style:text-properties fo:language="en" fo:country="US" officeooo:rsid="00017054" officeooo:paragraph-rsid="00017054"/>
    </style:style>
    <style:style style:name="P6" style:family="paragraph" style:parent-style-name="Standard" style:master-page-name="Standard">
      <style:paragraph-properties style:page-number="auto"/>
      <style:text-properties fo:language="en" fo:country="US"/>
    </style:style>
    <style:style style:name="P7" style:family="paragraph" style:parent-style-name="Text_20_body">
      <style:text-properties officeooo:paragraph-rsid="00014c50"/>
    </style:style>
    <style:style style:name="P8" style:family="paragraph" style:parent-style-name="Text_20_body" style:list-style-name="L4">
      <style:text-properties officeooo:paragraph-rsid="00014c50"/>
    </style:style>
    <style:style style:name="P9" style:family="paragraph" style:parent-style-name="Text_20_body">
      <style:text-properties officeooo:paragraph-rsid="00017054"/>
    </style:style>
    <style:style style:name="P10" style:family="paragraph" style:parent-style-name="Text_20_body">
      <style:text-properties officeooo:paragraph-rsid="00036d56"/>
    </style:style>
    <style:style style:name="P11" style:family="paragraph" style:parent-style-name="Heading_20_1">
      <style:text-properties officeooo:paragraph-rsid="00014c50"/>
    </style:style>
    <style:style style:name="P12" style:family="paragraph" style:parent-style-name="Heading_20_1">
      <style:paragraph-properties fo:break-before="page"/>
      <style:text-properties fo:language="en" fo:country="US" officeooo:rsid="00014c50" officeooo:paragraph-rsid="00014c50"/>
    </style:style>
    <style:style style:name="P1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text-properties fo:language="en" fo:country="US"/>
    </style:style>
    <style:style style:name="P14" style:family="paragraph" style:parent-style-name="Footer">
      <style:text-properties fo:language="en" fo:country="US"/>
    </style:style>
    <style:style style:name="P15" style:family="paragraph" style:parent-style-name="Contents_20_1">
      <style:paragraph-properties>
        <style:tab-stops>
          <style:tab-stop style:position="16.999cm" style:type="right" style:leader-style="dotted" style:leader-text="."/>
        </style:tab-stops>
      </style:paragraph-properties>
      <style:text-properties fo:language="en" fo:country="US"/>
    </style:style>
    <style:style style:name="P16" style:family="paragraph" style:parent-style-name="Contents_20_2">
      <style:paragraph-properties>
        <style:tab-stops>
          <style:tab-stop style:position="16.499cm" style:type="right" style:leader-style="dotted" style:leader-text="."/>
        </style:tab-stops>
      </style:paragraph-properties>
      <style:text-properties fo:language="en" fo:country="US"/>
    </style:style>
    <style:style style:name="P17" style:family="paragraph" style:parent-style-name="Title">
      <style:text-properties fo:language="en" fo:country="US" fo:font-weight="normal" style:font-weight-asian="normal" style:font-weight-complex="normal"/>
    </style:style>
    <style:style style:name="P18" style:family="paragraph" style:parent-style-name="Subtitle">
      <style:text-properties fo:language="en" fo:country="US"/>
    </style:style>
    <style:style style:name="P19" style:family="paragraph" style:parent-style-name="Subtitle">
      <style:text-properties fo:font-size="9pt" fo:language="en" fo:country="US" fo:font-style="normal" style:font-size-asian="9pt" style:font-style-asian="normal" style:font-size-complex="9pt" style:font-style-complex="normal"/>
    </style:style>
    <style:style style:name="P20" style:family="paragraph">
      <style:paragraph-properties fo:margin-left="0cm" fo:margin-right="0cm" fo:margin-top="0cm" fo:margin-bottom="0cm" fo:line-height="100%" fo:text-align="center" fo:text-indent="0cm"/>
      <style:text-properties fo:font-size="12pt" style:font-size-asian="12pt" style:font-size-complex="12pt"/>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4pt" fo:language="en" fo:country="US" style:font-size-asian="14pt" style:font-size-complex="14pt"/>
    </style:style>
    <style:style style:name="T2" style:family="text">
      <style:text-properties fo:font-size="14pt" fo:language="en" fo:country="US" officeooo:rsid="00014c50" style:font-size-asian="14pt" style:font-size-complex="14pt"/>
    </style:style>
    <style:style style:name="T3" style:family="text">
      <style:text-properties fo:font-size="11pt" fo:language="en" fo:country="US" style:font-size-asian="11pt" style:font-size-complex="11pt"/>
    </style:style>
    <style:style style:name="T4" style:family="text">
      <style:text-properties fo:font-size="11pt" fo:language="en" fo:country="US" officeooo:rsid="00036d56" style:font-size-asian="11pt" style:font-size-complex="11pt"/>
    </style:style>
    <style:style style:name="T5" style:family="text">
      <style:text-properties officeooo:rsid="00014c50"/>
    </style:style>
    <style:style style:name="T6" style:family="text">
      <style:text-properties fo:color="#f2f2f2" style:font-name="Monaco" fo:language="en" fo:country="US" style:text-underline-style="none" officeooo:rsid="00017054" style:font-size-asian="10pt"/>
    </style:style>
    <style:style style:name="T7" style:family="text">
      <style:text-properties style:font-name="Courier" fo:font-size="10pt" style:font-size-asian="10pt" style:font-size-complex="10pt"/>
    </style:style>
    <style:style style:name="T8" style:family="text">
      <style:text-properties style:font-name="Courier" fo:font-size="10pt" fo:language="en" fo:country="US" style:font-size-asian="10pt" style:font-size-complex="10pt"/>
    </style:style>
    <style:style style:name="T9" style:family="text">
      <style:text-properties style:font-name="Courier" fo:font-size="10pt" fo:language="en" fo:country="US" style:text-underline-style="none" style:font-size-asian="10pt" style:font-size-complex="10pt"/>
    </style:style>
    <style:style style:name="T10" style:family="text">
      <style:text-properties fo:language="en" fo:country="US"/>
    </style:style>
    <style:style style:name="T11" style:family="text">
      <style:text-properties fo:language="en" fo:country="US" officeooo:rsid="00014c50"/>
    </style:style>
    <style:style style:name="T12" style:family="text">
      <style:text-properties fo:language="en" fo:country="US" style:text-underline-style="none" officeooo:rsid="00017054"/>
    </style:style>
    <style:style style:name="T13" style:family="text">
      <style:text-properties fo:language="en" fo:country="US" style:text-underline-style="none" officeooo:rsid="00036d56"/>
    </style:style>
    <style:style style:name="T14" style:family="text">
      <style:text-properties officeooo:rsid="00036d56"/>
    </style:style>
    <style:style style:name="T15" style:family="text">
      <style:text-properties style:use-window-font-color="true" style:text-outline="false" style:text-line-through-style="none" style:font-name="Arial2"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5">
      <style:graphic-properties draw:stroke="solid" svg:stroke-width="0.035cm" svg:stroke-color="#3465af" draw:marker-start="" draw:marker-start-width="0.252cm" draw:marker-start-center="false" draw:marker-end="" draw:marker-end-width="0.252cm" draw:marker-end-center="false" svg:stroke-linecap="round" draw:fill="none" draw:fill-color="#729fcf" draw:textarea-horizontal-align="justify" draw:textarea-vertical-align="middle" draw:auto-grow-height="false" fo:padding-top="0.143cm" fo:padding-bottom="0.143cm" fo:padding-left="0.266cm" fo:padding-right="0.266cm" draw:shadow="hidden" draw:shadow-offset-x="0.199cm" draw:shadow-offset-y="0.199cm" draw:shadow-color="#808080" style:run-through="foreground"/>
    </style:style>
    <style:style style:name="gr3" style:family="graphic" style:list-style-name="L6">
      <style:graphic-properties draw:stroke="solid" svg:stroke-width="0.035cm" svg:stroke-color="#3465af" draw:marker-start="" draw:marker-start-width="0.252cm" draw:marker-start-center="false" draw:marker-end="" draw:marker-end-width="0.252cm" draw:marker-end-center="false" svg:stroke-linecap="round" draw:fill="none" draw:fill-color="#729fcf" draw:textarea-horizontal-align="justify" draw:textarea-vertical-align="middle" draw:auto-grow-height="false" fo:padding-top="0.143cm" fo:padding-bottom="0.143cm" fo:padding-left="0.266cm" fo:padding-right="0.266cm" draw:shadow="hidden" draw:shadow-offset-x="0.199cm" draw:shadow-offset-y="0.199cm" draw:shadow-color="#808080" style:run-through="foreground"/>
    </style:style>
    <style:style style:name="gr4" style:family="graphic" style:list-style-name="L7">
      <style:graphic-properties draw:stroke="solid" svg:stroke-width="0.035cm" svg:stroke-color="#3465af" draw:marker-start="" draw:marker-start-width="0.252cm" draw:marker-start-center="false" draw:marker-end="" draw:marker-end-width="0.252cm" draw:marker-end-center="false" svg:stroke-linecap="round" draw:fill="none" draw:fill-color="#729fcf" draw:textarea-horizontal-align="justify" draw:textarea-vertical-align="middle" draw:auto-grow-height="false" fo:padding-top="0.143cm" fo:padding-bottom="0.143cm" fo:padding-left="0.266cm" fo:padding-right="0.266cm" draw:shadow="hidden" draw:shadow-offset-x="0.199cm" draw:shadow-offset-y="0.199cm" draw:shadow-color="#808080" style:run-through="foreground"/>
    </style:style>
    <style:style style:name="gr5" style:family="graphic" style:list-style-name="L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list-style-name="L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10">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draw:frame draw:style-name="fr2" draw:name="Grafik2" text:anchor-type="paragraph" svg:width="10.088cm" svg:height="3.459cm" draw:z-index="0"><draw:image xlink:href="Pictures/2000008B00005C3700001F9FF6B393F5.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Kajona</text:p>
      <text:p text:style-name="P18">Developers Handbook: <text:span text:style-name="T5">Workflows</text:span></text:p>
      <text:p text:style-name="P19">Stand: <text:span text:style-name="T14">05</text:span>.11.201<text:span text:style-name="T14">3</text:span></text:p>
      <text:h text:style-name="P12" text:outline-level="1">Table of content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able of contents<text:tab/>2</text:p>
          <text:p text:style-name="P15">Workflows<text:tab/>3</text:p>
          <text:p text:style-name="P16">Settings<text:tab/>3</text:p>
        </text:index-body>
      </text:table-of-content>
      <text:p text:style-name="Text_20_body"><text:span text:style-name="Standardtext"><text:span text:style-name="T3"/></text:span></text:p>
      <text:h text:style-name="P11" text:outline-level="1"><text:span text:style-name="Standardtext"><text:span text:style-name="T2">Workflows</text:span></text:span></text:h>
      <text:p text:style-name="P7"><text:span text:style-name="Standardtext"><text:span text:style-name="T11">Workflows are small helpers, scheduled to run at a certain time or in a certain situation.</text:span></text:span></text:p>
      <text:p text:style-name="P7"><text:span text:style-name="Standardtext"><text:span text:style-name="T11">In addition, workflows may represent both: Job that are executed only once, e.g. a task-reminder, triggered at the due-date. Or they may represent jobs that'll be executed over and over again. </text:span></text:span></text:p>
      <text:p text:style-name="P7"><text:span text:style-name="Standardtext"><text:span text:style-name="T10"/></text:span></text:p>
      <text:p text:style-name="P7"><text:span text:style-name="Standardtext"><text:span text:style-name="T11">The lifecylce of a single job is represented by three states:</text:span></text:span></text:p>
      <text:list xml:id="list8972870042235705833" text:style-name="L4">
        <text:list-item>
          <text:p text:style-name="P8"><text:span text:style-name="Standardtext"><text:span text:style-name="T11">NEW: The job was created, so the workflow-handler was instantiated.</text:span></text:span></text:p>
        </text:list-item>
        <text:list-item>
          <text:p text:style-name="P8"><text:span text:style-name="Standardtext"><text:span text:style-name="T11">SCHEDULED: As soon as the workflow-engine finds a job marked as NEW, it triggers the job in order to schedule itself. This means, the transition from NEW to SCHEDULED is nearly the same as asking the job to calculate the date of the next execution.</text:span></text:span></text:p>
        </text:list-item>
        <text:list-item>
          <text:p text:style-name="P8"><text:span text:style-name="Standardtext"><text:span text:style-name="T11">EXECUTED: The job reached its trigger date and was executed by the workflow-engine. As soon as a job was executed, it may be reset to either SCHEDULED – the job will be triggered once more – or EXECUTED, reaching the end of the jobs lifecylce.</text:span></text:span></text:p>
        </text:list-item>
      </text:list>
      <text:p text:style-name="P7"><text:span text:style-name="Standardtext"><text:span text:style-name="T10"/></text:span></text:p>
      <text:p text:style-name="P7"><draw:g text:anchor-type="paragraph" draw:z-index="5" draw:style-name="gr1"><draw:custom-shape draw:style-name="gr2" draw:text-style-name="P21" xml:id="id1" draw:id="id1" svg:width="3.65cm" svg:height="1.38cm" svg:x="6.902cm" svg:y="-0.143cm"><text:p text:style-name="P20"><text:span text:style-name="T15">NEW</text:span></text:p><draw:enhanced-geometry svg:viewBox="0 0 21600 21600" draw:glue-points="10800 0 0 10800 10800 21600 21600 10800" draw:type="flowchart-process" draw:enhanced-path="M 0 0 L 21600 0 21600 21600 0 21600 0 0 Z N"/></draw:custom-shape><draw:custom-shape draw:style-name="gr3" draw:text-style-name="P21" xml:id="id2" draw:id="id2" svg:width="3.65cm" svg:height="1.38cm" svg:x="6.902cm" svg:y="2.616cm"><text:p text:style-name="P20"><text:span text:style-name="T15">SCHEDULED</text:span></text:p><draw:enhanced-geometry svg:viewBox="0 0 21600 21600" draw:glue-points="10800 0 0 10800 10800 21600 21600 10800" draw:type="flowchart-process" draw:enhanced-path="M 0 0 L 21600 0 21600 21600 0 21600 0 0 Z N"/></draw:custom-shape><draw:custom-shape draw:style-name="gr4" draw:text-style-name="P21" xml:id="id3" draw:id="id3" svg:width="3.65cm" svg:height="1.38cm" svg:x="6.902cm" svg:y="5.778cm"><text:p text:style-name="P20"><text:span text:style-name="T15">EXECUTED</text:span></text:p><draw:enhanced-geometry svg:viewBox="0 0 21600 21600" draw:glue-points="10800 0 0 10800 10800 21600 21600 10800" draw:type="flowchart-process" draw:enhanced-path="M 0 0 L 21600 0 21600 21600 0 21600 0 0 Z N"/></draw:custom-shape><draw:connector draw:style-name="gr5" draw:text-style-name="P22" svg:x1="8.728cm" svg:y1="1.236cm" svg:x2="8.728cm" svg:y2="2.616cm" draw:start-shape="id1" draw:start-glue-point="6" draw:end-shape="id2" draw:end-glue-point="4" svg:d="m8728 1236v1380" svg:viewBox="0 0 2 1381"><text:p/></draw:connector><draw:connector draw:style-name="gr6" draw:text-style-name="P22" svg:x1="8.728cm" svg:y1="3.995cm" svg:x2="8.728cm" svg:y2="5.779cm" draw:start-shape="id2" draw:start-glue-point="6" draw:end-shape="id3" draw:end-glue-point="4" svg:d="m8728 3995v1784" svg:viewBox="0 0 2 1785"><text:p/></draw:connector><draw:connector draw:style-name="gr7" draw:text-style-name="P22" draw:type="curve" svg:x1="8.728cm" svg:y1="3.994cm" svg:x2="10.552cm" svg:y2="3.305cm" draw:start-shape="id2" draw:start-glue-point="6" draw:end-shape="id2" draw:end-glue-point="7" svg:d="m8728 3994c0 778 1171 648 1820 282s778-971 4-971" svg:viewBox="0 0 2358 1263"><text:p/></draw:connector></draw:g><text:span text:style-name="Standardtext"><text:span text:style-name="T11"/></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7"><text:span text:style-name="Standardtext"><text:span text:style-name="T3"/></text:span></text:p>
      <text:p text:style-name="P10"><text:span text:style-name="Standardtext"><text:span text:style-name="T4">Before the engine executes a single workflow, the instance is marked as “locked”. This avoids that the task is executed twice (e.g. since your workflow takes a long time to run and the trigger is called again in the meantime).</text:span></text:span></text:p>
      <text:h text:style-name="Heading_20_2" text:outline-level="2"><text:span text:style-name="Standardtext"><text:span text:style-name="T1">Settings</text:span></text:span></text:h>
      <text:p text:style-name="P9"><text:span text:style-name="Standardtext"><text:span text:style-name="T12">In order to execute workflows, the engine has to be triggered in a regular interval. This ensures, that the engine is able to pick up new or scheduled jobs. </text:span></text:span></text:p>
      <text:p text:style-name="P9"><text:span text:style-name="Standardtext"><text:span text:style-name="T12">Since PHP itself has no cron-like mechanisms, the workflow-module provides an URL that should be called in a regular interval, e.g. by using a cron-job.</text:span></text:span></text:p>
      <text:p text:style-name="P9"><text:span text:style-name="Standardtext"><text:span text:style-name="T12">The URL is build like following:</text:span></text:span></text:p>
      <text:p text:style-name="P9"><text:span text:style-name="Standardtext"><text:span text:style-name="T12">http://path_to_your_kajona_installation/xml.php?module=workflows&amp;action=trigger</text:span></text:span></text:p>
      <text:p text:style-name="P9"><text:span text:style-name="Standardtext"><text:span text:style-name="T12">For security reasons you have to provide a secret when calling the trigger. Otherwise, third-party users would be able to trigger the workflow-engine, causing more system-load then necessary.</text:span></text:span></text:p>
      <text:p text:style-name="P9"><text:span text:style-name="Standardtext"><text:span text:style-name="T12">Therefore the setting „Auth-Key“ is used to store the secret. By default, the secret is </text:span></text:span><text:span text:style-name="Standardtext"><text:span text:style-name="T13">initialized</text:span></text:span><text:span text:style-name="Standardtext"><text:span text:style-name="T12"> during the modules' installation with a 20-char random string. Attach it to the URL in order to trigger </text:span></text:span><text:soft-page-break/><text:span text:style-name="Standardtext"><text:span text:style-name="T12">the workflows </text:span></text:span><text:span text:style-name="Standardtext"><text:span text:style-name="T13">successfully</text:span></text:span><text:span text:style-name="Standardtext"><text:span text:style-name="T12">:</text:span></text:span></text:p>
      <text:p text:style-name="P9"><text:span text:style-name="Standardtext"><text:span text:style-name="T12">http://path_to_your_kajona_installation/xml.php?module=workflows&amp;action=trigger&amp;authkey=YOURSECRET</text:span></text:span></text:p>
      <text:p text:style-name="P9"><text:span text:style-name="Standardtext"><text:span text:style-name="T12">If the authkey matches the one of your installation, new or overdue job will be triggered, otherwise the engine will deny access.</text:span></text:span></text:p>
      <text:p text:style-name="P9"><text:span text:style-name="Standardtext"><text:span text:style-name="T12"/></text:span></text:p>
      <text:p text:style-name="P9"><text:span text:style-name="Standardtext"><text:span text:style-name="T12">If you have a UNIX machine, you could trigger the workflows using cron and wget:</text:span></text:span></text:p>
      <text:p text:style-name="P1"><text:span text:style-name="Standardtext"><text:span text:style-name="T6"/></text:span></text:p>
      <text:p text:style-name="P2"><text:span text:style-name="T8">*/5 * * * * wget -O /dev/null <text:s/></text:span><text:span text:style-name="Standardtext"><text:span text:style-name="T9">http://path_to_your_kajona_installation/xml.php?module=workflows&amp;action=trigger&amp;authkey=YOURSECRET</text:span></text:span><text:span text:style-name="T8"> &gt; /dev/null 2&gt;&amp;1</text:span></text:p>
      <text:p text:style-name="P5"><text:span text:style-name="T7"/></text:p>
      <text:p text:style-name="P5"><text:span text:style-name="T7"/></text:p>
      <text:p text:style-name="P3">This would trigger the workflow-engine every 5 minutes by calling the script. The result is ignored and saved to /dev/n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onotype Sorts" svg:font-family="'Monotype Sorts'" style:font-pitch="variable" style:font-charset="x-symbol"/>
    <style:font-face style:name="StarSymbol" svg:font-family="StarSymbol"/>
    <style:font-face style:name="Tahoma2" svg:font-family="Tahoma"/>
    <style:font-face style:name="Monaco" svg:font-family="Monaco" style:font-family-generic="roman"/>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Courier" svg:font-family="Courier"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text-properties fo:language="en" fo:country="US"/>
    </style:style>
    <style:style style:name="MP2" style:family="paragraph" style:parent-style-name="Footer">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1"><draw:image xlink:href="Pictures/2000008B00005C3700001F9FF6B393F5.svm" xlink:type="simple" xlink:show="embed" xlink:actuate="onLoad"/></draw:frame><text:subject/>Kajona | <text:chapter text:display="number-and-name" text:outline-level="2">Settings</text:chapter></text:p>
      </style:header>
      <style:footer>
        <text:p text:style-name="MP2">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Stefan Idler</meta:initial-creator>
    <meta:creation-date>2006-11-02T20:53:47</meta:creation-date>
    <dc:date>2013-11-05T16:21:59.778311000</dc:date>
    <meta:printed-by>Stefan Idler</meta:printed-by>
    <meta:print-date>2008-07-15T22:05:31</meta:print-date>
    <meta:editing-cycles>356</meta:editing-cycles>
    <meta:editing-duration>PT15H28M22S</meta:editing-duration>
    <meta:document-statistic meta:table-count="0" meta:image-count="2" meta:object-count="0" meta:page-count="4" meta:paragraph-count="29" meta:word-count="421" meta:character-count="2713" meta:non-whitespace-character-count="2318"/>
    <meta:user-defined meta:name="Info 1"/>
    <meta:user-defined meta:name="Info 2"/>
    <meta:user-defined meta:name="Info 3"/>
    <meta:user-defined meta:name="Info 4"/>
  </office:meta>
</office:document-meta>
</file>